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TimesNewRoman" svg:font-family="TimesNewRoman"/>
    <style:font-face style:name="TimesNewRomanPS" svg:font-family="TimesNewRomanPS"/>
    <style:font-face style:name="Arial2" svg:font-family="Arial" style:font-pitch="variable"/>
    <style:font-face style:name="Liberation Sans1" svg:font-family="'Liberation Sans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24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51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5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draw:marker-start="" draw:marker-end="" draw:fill="none" draw:textarea-horizontal-align="left" draw:textarea-vertical-align="top" draw:auto-grow-height="false" draw:auto-grow-width="false" draw:fit-to-size="false" style:shrink-to-fit="true" fo:min-height="23.554cm" fo:min-width="19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fo:min-height="6.11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TimesNewRoman" fo:font-size="12pt" style:font-size-asian="12pt" style:font-name-complex="TimesNewRoman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NewRomanPS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TimesNewRomanP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6" style:family="text">
      <style:text-properties fo:color="#000000" loext:opacity="100%" style:font-name="TimesNewRoman" fo:font-size="12pt" fo:font-weight="bold" style:font-size-asian="12pt" style:font-name-complex="TimesNewRoman" style:font-size-complex="12pt" style:font-weight-complex="bold"/>
    </style:style>
    <style:style style:name="T7" style:family="text">
      <style:text-properties fo:color="#000000" loext:opacity="100%" style:font-name="TimesNewRomanPS" fo:font-size="12pt" fo:font-weight="bold" style:font-size-asian="12pt" style:font-weight-asian="normal" style:font-name-complex="TimesNewRomanPS" style:font-size-complex="12pt" style:font-weight-complex="bold"/>
    </style:style>
    <style:style style:name="T8" style:family="text">
      <style:text-properties fo:color="#000000" loext:opacity="100%" style:font-name="Arial" fo:font-size="12pt" fo:font-weight="bold" style:font-size-asian="12pt" style:font-name-complex="Arial" style:font-size-complex="12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TimesNew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text-shadow="none" style:text-underline-style="none" fo:font-weight="normal" style:letter-kerning="true" style:font-name-asian="Microsoft YaHei" style:font-size-asian="12pt" style:font-weight-asian="normal" style:font-name-complex="TimesNewRoman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7.241cm" svg:height="0.471cm" svg:x="7.175cm" svg:y="1cm">
            <draw:text-box>
              <text:p text:style-name="P1"><text:span text:style-name="T1">Relatório pratica 3 – Algoritmo Tomasulo </text:span></text:p>
            </draw:text-box>
          </draw:frame>
          <draw:frame draw:style-name="gr2" draw:text-style-name="P2" draw:layer="layout" svg:width="2.512cm" svg:height="0.471cm" svg:x="9.541cm" svg:y="1.597cm">
            <draw:text-box>
              <text:p text:style-name="P1"><text:span text:style-name="T1">Arthur Severo </text:span></text:p>
            </draw:text-box>
          </draw:frame>
          <draw:frame draw:style-name="gr3" draw:text-style-name="P2" draw:layer="layout" svg:width="2.55cm" svg:height="0.471cm" svg:x="9.52cm" svg:y="2.194cm">
            <draw:text-box>
              <text:p text:style-name="P1"><text:span text:style-name="T1">Victor Le Roy </text:span></text:p>
            </draw:text-box>
          </draw:frame>
          <draw:frame draw:style-name="gr4" draw:text-style-name="P2" draw:layer="layout" svg:width="0.422cm" svg:height="0.471cm" svg:x="10.743cm" svg:y="2.791cm">
            <draw:text-box>
              <text:p text:style-name="P1"><text:span text:style-name="T1"><text:s/></text:span></text:p>
            </draw:text-box>
          </draw:frame>
        </draw:g>
        <draw:frame draw:style-name="gr5" draw:text-style-name="P5" draw:layer="layout" svg:width="19.59cm" svg:height="23.554cm" svg:x="1cm" svg:y="3.386cm">
          <draw:text-box>
            <text:p text:style-name="P3"><text:span text:style-name="T2">1. </text:span><text:span text:style-name="T3">Introdução</text:span></text:p>
            <text:p text:style-name="P3"><text:span text:style-name="T3"/></text:p>
            <text:p text:style-name="P4"><text:span text:style-name="T4">Este <text:s/>trabalho <text:s/>apresenta e relata a construção</text:span><text:span text:style-name="T5"> do <text:s/>protocolo MSI Snooping de coerência de cache</text:span><text:span text:style-name="T6"> </text:span><text:span text:style-name="T5">em Verilog. Foram implementados os módulos necessários para simular a mudança de etiquetas entre as caches L1 de três processadores distintos com quatro blocos de memória diretamente mapeados, cada um contendo estado, tag e duas palavras. As intruções para teste foram explicitadas diretamente no código.</text:span></text:p>
            <text:p text:style-name="P4"><text:span text:style-name="T5"/></text:p>
            <text:p text:style-name="P3"><text:span text:style-name="T2">2. Projeto</text:span></text:p>
            <text:p text:style-name="P3"><text:span text:style-name="T7"/></text:p>
            <text:p text:style-name="P4"><text:span text:style-name="T4">-- <text:s/></text:span></text:p>
            <text:p text:style-name="P4"><text:span text:style-name="T4"/></text:p>
            <text:p text:style-name="P4"><text:span text:style-name="T4"/></text:p>
            <text:p text:style-name="P3"><text:span text:style-name="T2">3. Simulações</text:span></text:p>
            <text:p text:style-name="P3"><text:span text:style-name="T2"/></text:p>
            <text:p text:style-name="P4"><text:span text:style-name="T4">-- <text:s/></text:span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4"><text:span text:style-name="T4"/></text:p>
          </draw:text-box>
        </draw:frame>
        <draw:frame draw:style-name="gr6" draw:text-style-name="P2" draw:layer="layout" svg:width="0.422cm" svg:height="0.475cm" svg:x="4.064cm" svg:y="3.386cm">
          <draw:text-box>
            <text:p text:style-name="P1"><text:span text:style-name="T8"><text:s/></text:span></text:p>
          </draw:text-box>
        </draw:frame>
      </draw:page>
      <draw:page draw:name="page2" draw:style-name="dp1" draw:master-page-name="Default">
        <draw:frame draw:style-name="gr7" draw:text-style-name="P6" draw:layer="layout" svg:width="19.58cm" svg:height="6.362cm" svg:x="1.01cm" svg:y="1cm">
          <draw:text-box>
            <text:p><text:span text:style-name="T2">4. Dificuldades</text:span></text:p>
            <text:p><text:span text:style-name="T2"/></text:p>
            <text:p><text:span text:style-name="T4">O problema principal foi a implementação dos casos onde ocorre </text:span><text:span text:style-name="T9">write miss </text:span><text:span text:style-name="T4">ou </text:span><text:span text:style-name="T9">read miss </text:span><text:span text:style-name="T4">em blocos no estado modificado em outro processador, ou seja, onde ocorre write-back. Resolvemos usando </text:span><text:span text:style-name="T9">muxes </text:span><text:span text:style-name="T4">que controlam a entrada de valores na memória principal.</text:span></text:p>
            <text:p><text:span text:style-name="T4"/></text:p>
            <text:p><text:span text:style-name="T4"/></text:p>
            <text:p><text:span text:style-name="T2">5. Sugestões</text:span></text:p>
            <text:p><text:span text:style-name="T2"/></text:p>
            <text:p><text:span text:style-name="T10">No geral, acreditamos que a maior das complicações encontradas nas práticas é o uso do Quartus e do ModelSim como principais ferramentas de trabalho, assim como o entendimento da lógica necessária para o uso do Verilog. Uma sugestão seria a procura de um novo conjunto de softwares capazes de simular projetos em linguagem de descrição de hardware e algumas aulas dedicadas à linguagem Verilog em si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TimesNewRoman" svg:font-family="TimesNewRoman"/>
    <style:font-face style:name="TimesNewRomanPS" svg:font-family="TimesNewRomanPS"/>
    <style:font-face style:name="Arial2" svg:font-family="Arial" style:font-pitch="variable"/>
    <style:font-face style:name="Liberation Sans1" svg:font-family="'Liberation Sans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8:15:25.299000000</meta:creation-date>
    <dc:date>2021-09-06T18:50:47.857000000</dc:date>
    <meta:editing-duration>PT10M21S</meta:editing-duration>
    <meta:editing-cycles>1</meta:editing-cycles>
    <meta:document-statistic meta:object-count="8"/>
    <meta:generator>LibreOffice/7.1.3.2$Windows_X86_64 LibreOffice_project/47f78053abe362b9384784d31a6e56f8511eb1c1</meta:generator>
  </office:meta>
</office:document-meta>
</file>